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>
            <text:p>n_estimators</text:p>
          </table:table-cell>
          <table:table-cell office:value-type="string">
            <text:p>learning_rate</text:p>
          </table:table-cell>
          <table:table-cell office:value-type="string">
            <text:p>success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1">
            <text:p>0,1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1">
            <text:p>0,1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">
            <text:p>0,1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1">
            <text:p>0,1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2">
            <text:p>0,2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3">
            <text:p>0,3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4">
            <text:p>0,4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5">
            <text:p>0,5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6">
            <text:p>0,6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6">
            <text:p>0,6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6">
            <text:p>0,6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">
            <text:p>0,6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6">
            <text:p>0,6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7">
            <text:p>0,7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7">
            <text:p>0,7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7">
            <text:p>0,7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7">
            <text:p>0,7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8">
            <text:p>0,8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8">
            <text:p>0,8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8">
            <text:p>0,8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8">
            <text:p>0,8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9">
            <text:p>0,9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.9">
            <text:p>0,9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9">
            <text:p>0,9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.9">
            <text:p>0,9</text:p>
          </table:table-cell>
          <table:table-cell office:value-type="float" office:value="57.5">
            <text:p>57,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1">
            <text:p>0,1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2">
            <text:p>0,2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3">
            <text:p>0,3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4">
            <text:p>0,4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5">
            <text:p>0,5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6">
            <text:p>0,6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7">
            <text:p>0,7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8">
            <text:p>0,8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0.9">
            <text:p>0,9</text:p>
          </table:table-cell>
          <table:table-cell office:value-type="float" office:value="55.8333333333">
            <text:p>55,83333333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1">
            <text:p>0,1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2">
            <text:p>0,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2">
            <text:p>0,2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,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">
            <text:p>0,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3">
            <text:p>0,3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4">
            <text:p>0,4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5">
            <text:p>0,5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6">
            <text:p>0,6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6">
            <text:p>0,6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6">
            <text:p>0,6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7">
            <text:p>0,7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7">
            <text:p>0,7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8">
            <text:p>0,8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8">
            <text:p>0,8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9">
            <text:p>0,9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.9">
            <text:p>0,9</text:p>
          </table:table-cell>
          <table:table-cell office:value-type="float" office:value="55.4166666667">
            <text:p>55,4166666667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1">
            <text:p>0,1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1">
            <text:p>0,1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1">
            <text:p>0,1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2">
            <text:p>0,2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3">
            <text:p>0,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3">
            <text:p>0,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3">
            <text:p>0,3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4">
            <text:p>0,4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4">
            <text:p>0,4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4">
            <text:p>0,4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6">
            <text:p>0,6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">
            <text:p>0,6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6">
            <text:p>0,6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7">
            <text:p>0,7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7">
            <text:p>0,7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7">
            <text:p>0,7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8">
            <text:p>0,8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8">
            <text:p>0,8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8">
            <text:p>0,8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.9">
            <text:p>0,9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9">
            <text:p>0,9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0.9">
            <text:p>0,9</text:p>
          </table:table-cell>
          <table:table-cell office:value-type="float" office:value="53.75">
            <text:p>53,7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1">
            <text:p>0,1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1">
            <text:p>0,1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2">
            <text:p>0,2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3">
            <text:p>0,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3">
            <text:p>0,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3">
            <text:p>0,3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4">
            <text:p>0,4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,6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6">
            <text:p>0,6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6">
            <text:p>0,6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,7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7">
            <text:p>0,7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7">
            <text:p>0,7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,8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8">
            <text:p>0,8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8">
            <text:p>0,8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,9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.9">
            <text:p>0,9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.9">
            <text:p>0,9</text:p>
          </table:table-cell>
          <table:table-cell office:value-type="float" office:value="52.9166666667">
            <text:p>52,91666666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1">
            <text:p>0,1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1">
            <text:p>0,1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1">
            <text:p>0,1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2">
            <text:p>0,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,3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4">
            <text:p>0,4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">
            <text:p>0,5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6">
            <text:p>0,6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6">
            <text:p>0,6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6">
            <text:p>0,6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7">
            <text:p>0,7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7">
            <text:p>0,7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7">
            <text:p>0,7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8">
            <text:p>0,8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8">
            <text:p>0,8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8">
            <text:p>0,8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9">
            <text:p>0,9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.9">
            <text:p>0,9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9">
            <text:p>0,9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52.5">
            <text:p>52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1">
            <text:p>0,1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,3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">
            <text:p>0,4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6">
            <text:p>0,6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">
            <text:p>0,7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8">
            <text:p>0,8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9">
            <text:p>0,9</text:p>
          </table:table-cell>
          <table:table-cell office:value-type="float" office:value="50.4166666667">
            <text:p>50,416666666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1">
            <text:p>0,1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">
            <text:p>0,1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1">
            <text:p>0,1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2">
            <text:p>0,2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2">
            <text:p>0,2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2">
            <text:p>0,2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3">
            <text:p>0,3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3">
            <text:p>0,3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3">
            <text:p>0,3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4">
            <text:p>0,4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4">
            <text:p>0,4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4">
            <text:p>0,4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5">
            <text:p>0,5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5">
            <text:p>0,5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5">
            <text:p>0,5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6">
            <text:p>0,6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6">
            <text:p>0,6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6">
            <text:p>0,6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7">
            <text:p>0,7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7">
            <text:p>0,7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7">
            <text:p>0,7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8">
            <text:p>0,8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8">
            <text:p>0,8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">
            <text:p>0,8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.9">
            <text:p>0,9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">
            <text:p>0,9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9">
            <text:p>0,9</text:p>
          </table:table-cell>
          <table:table-cell office:value-type="float" office:value="48.75">
            <text:p>48,7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1">
            <text:p>0,1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2">
            <text:p>0,2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3">
            <text:p>0,3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4">
            <text:p>0,4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5">
            <text:p>0,5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6">
            <text:p>0,6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7">
            <text:p>0,7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8">
            <text:p>0,8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.9">
            <text:p>0,9</text:p>
          </table:table-cell>
          <table:table-cell office:value-type="float" office:value="48.3333333333">
            <text:p>48,333333333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1">
            <text:p>0,1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2">
            <text:p>0,2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3">
            <text:p>0,3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4">
            <text:p>0,4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5">
            <text:p>0,5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6">
            <text:p>0,6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7">
            <text:p>0,7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8">
            <text:p>0,8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.9">
            <text:p>0,9</text:p>
          </table:table-cell>
          <table:table-cell office:value-type="float" office:value="46.6666666667">
            <text:p>46,6666666667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1">
            <text:p>0,1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2">
            <text:p>0,2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3">
            <text:p>0,3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4">
            <text:p>0,4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5">
            <text:p>0,5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6">
            <text:p>0,6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7">
            <text:p>0,7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8">
            <text:p>0,8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.9">
            <text:p>0,9</text:p>
          </table:table-cell>
          <table:table-cell office:value-type="float" office:value="46.25">
            <text:p>46,2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1">
            <text:p>0,1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2">
            <text:p>0,2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3">
            <text:p>0,3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4">
            <text:p>0,4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5">
            <text:p>0,5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6">
            <text:p>0,6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7">
            <text:p>0,7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8">
            <text:p>0,8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.9">
            <text:p>0,9</text:p>
          </table:table-cell>
          <table:table-cell office:value-type="float" office:value="45.8333333333">
            <text:p>45,8333333333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1">
            <text:p>0,1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2">
            <text:p>0,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3">
            <text:p>0,3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4">
            <text:p>0,4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5">
            <text:p>0,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6">
            <text:p>0,6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7">
            <text:p>0,7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8">
            <text:p>0,8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.9">
            <text:p>0,9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1">
            <text:p>0,1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1">
            <text:p>0,1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2">
            <text:p>0,2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2">
            <text:p>0,2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3">
            <text:p>0,3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3">
            <text:p>0,3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4">
            <text:p>0,4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4">
            <text:p>0,4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5">
            <text:p>0,5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6">
            <text:p>0,6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6">
            <text:p>0,6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7">
            <text:p>0,7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7">
            <text:p>0,7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8">
            <text:p>0,8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8">
            <text:p>0,8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.9">
            <text:p>0,9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.9">
            <text:p>0,9</text:p>
          </table:table-cell>
          <table:table-cell office:value-type="float" office:value="44.5833333333">
            <text:p>44,58333333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1">
            <text:p>0,1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1">
            <text:p>0,1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2">
            <text:p>0,2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2">
            <text:p>0,2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3">
            <text:p>0,3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3">
            <text:p>0,3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3">
            <text:p>0,3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4">
            <text:p>0,4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4">
            <text:p>0,4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5">
            <text:p>0,5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5">
            <text:p>0,5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6">
            <text:p>0,6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6">
            <text:p>0,6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7">
            <text:p>0,7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8">
            <text:p>0,8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8">
            <text:p>0,8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">
            <text:p>0,9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.9">
            <text:p>0,9</text:p>
          </table:table-cell>
          <table:table-cell office:value-type="float" office:value="44.1666666667">
            <text:p>44,166666666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1">
            <text:p>0,1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2">
            <text:p>0,2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3">
            <text:p>0,3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4">
            <text:p>0,4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6">
            <text:p>0,6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7">
            <text:p>0,7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8">
            <text:p>0,8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9">
            <text:p>0,9</text:p>
          </table:table-cell>
          <table:table-cell office:value-type="float" office:value="41.25">
            <text:p>41,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1">
            <text:p>0,1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2">
            <text:p>0,2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3">
            <text:p>0,3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4">
            <text:p>0,4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5">
            <text:p>0,5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6">
            <text:p>0,6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7">
            <text:p>0,7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8">
            <text:p>0,8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.9">
            <text:p>0,9</text:p>
          </table:table-cell>
          <table:table-cell office:value-type="float" office:value="40.4166666667">
            <text:p>40,416666666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1">
            <text:p>0,1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1">
            <text:p>0,1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">
            <text:p>0,2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2">
            <text:p>0,2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">
            <text:p>0,3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3">
            <text:p>0,3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4">
            <text:p>0,4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4">
            <text:p>0,4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5">
            <text:p>0,5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5">
            <text:p>0,5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6">
            <text:p>0,6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6">
            <text:p>0,6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7">
            <text:p>0,7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7">
            <text:p>0,7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8">
            <text:p>0,8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8">
            <text:p>0,8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9">
            <text:p>0,9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0.9">
            <text:p>0,9</text:p>
          </table:table-cell>
          <table:table-cell office:value-type="float" office:value="39.5833333333">
            <text:p>39,58333333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1">
            <text:p>0,1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1">
            <text:p>0,1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2">
            <text:p>0,2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2">
            <text:p>0,2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3">
            <text:p>0,3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3">
            <text:p>0,3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4">
            <text:p>0,4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4">
            <text:p>0,4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5">
            <text:p>0,5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">
            <text:p>0,5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6">
            <text:p>0,6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">
            <text:p>0,6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7">
            <text:p>0,7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7">
            <text:p>0,7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8">
            <text:p>0,8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8">
            <text:p>0,8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.9">
            <text:p>0,9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9">
            <text:p>0,9</text:p>
          </table:table-cell>
          <table:table-cell office:value-type="float" office:value="38.75">
            <text:p>38,7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1">
            <text:p>0,1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1">
            <text:p>0,1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1">
            <text:p>0,1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1">
            <text:p>0,1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2">
            <text:p>0,2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2">
            <text:p>0,2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2">
            <text:p>0,2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2">
            <text:p>0,2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3">
            <text:p>0,3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3">
            <text:p>0,3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3">
            <text:p>0,3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3">
            <text:p>0,3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">
            <text:p>0,4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">
            <text:p>0,4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4">
            <text:p>0,4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4">
            <text:p>0,4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">
            <text:p>0,5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5">
            <text:p>0,5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5">
            <text:p>0,5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6">
            <text:p>0,6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6">
            <text:p>0,6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6">
            <text:p>0,6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6">
            <text:p>0,6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7">
            <text:p>0,7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7">
            <text:p>0,7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7">
            <text:p>0,7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7">
            <text:p>0,7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8">
            <text:p>0,8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8">
            <text:p>0,8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8">
            <text:p>0,8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8">
            <text:p>0,8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9">
            <text:p>0,9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9">
            <text:p>0,9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.9">
            <text:p>0,9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.9">
            <text:p>0,9</text:p>
          </table:table-cell>
          <table:table-cell office:value-type="float" office:value="37.9166666667">
            <text:p>37,91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1">
            <text:p>0,1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1">
            <text:p>0,1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1">
            <text:p>0,1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2">
            <text:p>0,2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2">
            <text:p>0,2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2">
            <text:p>0,2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3">
            <text:p>0,3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,3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3">
            <text:p>0,3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3">
            <text:p>0,3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4">
            <text:p>0,4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4">
            <text:p>0,4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4">
            <text:p>0,4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5">
            <text:p>0,5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5">
            <text:p>0,5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5">
            <text:p>0,5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6">
            <text:p>0,6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6">
            <text:p>0,6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6">
            <text:p>0,6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7">
            <text:p>0,7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7">
            <text:p>0,7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7">
            <text:p>0,7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8">
            <text:p>0,8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8">
            <text:p>0,8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8">
            <text:p>0,8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9">
            <text:p>0,9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">
            <text:p>0,9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.9">
            <text:p>0,9</text:p>
          </table:table-cell>
          <table:table-cell office:value-type="float" office:value="36.6666666667">
            <text:p>36,6666666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1">
            <text:p>0,1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2">
            <text:p>0,2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3">
            <text:p>0,3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4">
            <text:p>0,4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5">
            <text:p>0,5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6">
            <text:p>0,6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7">
            <text:p>0,7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8">
            <text:p>0,8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.9">
            <text:p>0,9</text:p>
          </table:table-cell>
          <table:table-cell office:value-type="float" office:value="36.25">
            <text:p>36,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1">
            <text:p>0,1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1">
            <text:p>0,1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2">
            <text:p>0,2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2">
            <text:p>0,2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3">
            <text:p>0,3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3">
            <text:p>0,3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4">
            <text:p>0,4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4">
            <text:p>0,4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5">
            <text:p>0,5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5">
            <text:p>0,5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">
            <text:p>0,6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6">
            <text:p>0,6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">
            <text:p>0,7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7">
            <text:p>0,7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8">
            <text:p>0,8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8">
            <text:p>0,8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">
            <text:p>0,9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.9">
            <text:p>0,9</text:p>
          </table:table-cell>
          <table:table-cell office:value-type="float" office:value="34.5833333333">
            <text:p>34,58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4">
            <text:p>0,4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6">
            <text:p>0,6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33.3333333333">
            <text:p>33,333333333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1">
            <text:p>0,1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">
            <text:p>0,1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1">
            <text:p>0,1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2">
            <text:p>0,2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2">
            <text:p>0,2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3">
            <text:p>0,3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3">
            <text:p>0,3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4">
            <text:p>0,4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4">
            <text:p>0,4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">
            <text:p>0,4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5">
            <text:p>0,5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6">
            <text:p>0,6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6">
            <text:p>0,6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6">
            <text:p>0,6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">
            <text:p>0,7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7">
            <text:p>0,7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7">
            <text:p>0,7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8">
            <text:p>0,8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8">
            <text:p>0,8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8">
            <text:p>0,8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9">
            <text:p>0,9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9">
            <text:p>0,9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9">
            <text:p>0,9</text:p>
          </table:table-cell>
          <table:table-cell office:value-type="float" office:value="32.9166666667">
            <text:p>32,9166666667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1">
            <text:p>0,1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2">
            <text:p>0,2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3">
            <text:p>0,3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4">
            <text:p>0,4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5">
            <text:p>0,5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6">
            <text:p>0,6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7">
            <text:p>0,7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8">
            <text:p>0,8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.9">
            <text:p>0,9</text:p>
          </table:table-cell>
          <table:table-cell office:value-type="float" office:value="32.5">
            <text:p>32,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32.0833333333">
            <text:p>32,083333333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1">
            <text:p>0,1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2">
            <text:p>0,2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">
            <text:p>0,3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4">
            <text:p>0,4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5">
            <text:p>0,5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6">
            <text:p>0,6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7">
            <text:p>0,7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8">
            <text:p>0,8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9">
            <text:p>0,9</text:p>
          </table:table-cell>
          <table:table-cell office:value-type="float" office:value="31.6666666667">
            <text:p>31,666666666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1">
            <text:p>0,1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2">
            <text:p>0,2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3">
            <text:p>0,3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4">
            <text:p>0,4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6">
            <text:p>0,6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7">
            <text:p>0,7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8">
            <text:p>0,8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.9">
            <text:p>0,9</text:p>
          </table:table-cell>
          <table:table-cell office:value-type="float" office:value="31.25">
            <text:p>31,2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1">
            <text:p>0,1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1">
            <text:p>0,1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1">
            <text:p>0,1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2">
            <text:p>0,2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2">
            <text:p>0,2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3">
            <text:p>0,3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3">
            <text:p>0,3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,3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4">
            <text:p>0,4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4">
            <text:p>0,4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4">
            <text:p>0,4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5">
            <text:p>0,5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5">
            <text:p>0,5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5">
            <text:p>0,5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6">
            <text:p>0,6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6">
            <text:p>0,6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6">
            <text:p>0,6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7">
            <text:p>0,7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7">
            <text:p>0,7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8">
            <text:p>0,8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8">
            <text:p>0,8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8">
            <text:p>0,8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.9">
            <text:p>0,9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.9">
            <text:p>0,9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9">
            <text:p>0,9</text:p>
          </table:table-cell>
          <table:table-cell office:value-type="float" office:value="30.8333333333">
            <text:p>30,83333333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1">
            <text:p>0,1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2">
            <text:p>0,2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3">
            <text:p>0,3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4">
            <text:p>0,4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6">
            <text:p>0,6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7">
            <text:p>0,7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8">
            <text:p>0,8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.9">
            <text:p>0,9</text:p>
          </table:table-cell>
          <table:table-cell office:value-type="float" office:value="30.4166666667">
            <text:p>30,416666666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1">
            <text:p>0,1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1">
            <text:p>0,1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2">
            <text:p>0,2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2">
            <text:p>0,2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3">
            <text:p>0,3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3">
            <text:p>0,3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4">
            <text:p>0,4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4">
            <text:p>0,4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5">
            <text:p>0,5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6">
            <text:p>0,6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6">
            <text:p>0,6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7">
            <text:p>0,7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7">
            <text:p>0,7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8">
            <text:p>0,8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8">
            <text:p>0,8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.9">
            <text:p>0,9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.9">
            <text:p>0,9</text:p>
          </table:table-cell>
          <table:table-cell office:value-type="float" office:value="29.5833333333">
            <text:p>29,5833333333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1">
            <text:p>0,1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2">
            <text:p>0,2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3">
            <text:p>0,3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4">
            <text:p>0,4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5">
            <text:p>0,5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6">
            <text:p>0,6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7">
            <text:p>0,7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8">
            <text:p>0,8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.9">
            <text:p>0,9</text:p>
          </table:table-cell>
          <table:table-cell office:value-type="float" office:value="29.1666666667">
            <text:p>29,166666666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1">
            <text:p>0,1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">
            <text:p>0,1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1">
            <text:p>0,1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1">
            <text:p>0,1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1">
            <text:p>0,1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1">
            <text:p>0,1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2">
            <text:p>0,2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2">
            <text:p>0,2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2">
            <text:p>0,2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3">
            <text:p>0,3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3">
            <text:p>0,3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3">
            <text:p>0,3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3">
            <text:p>0,3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3">
            <text:p>0,3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3">
            <text:p>0,3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4">
            <text:p>0,4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4">
            <text:p>0,4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4">
            <text:p>0,4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4">
            <text:p>0,4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4">
            <text:p>0,4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4">
            <text:p>0,4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5">
            <text:p>0,5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5">
            <text:p>0,5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5">
            <text:p>0,5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5">
            <text:p>0,5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5">
            <text:p>0,5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6">
            <text:p>0,6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6">
            <text:p>0,6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6">
            <text:p>0,6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6">
            <text:p>0,6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6">
            <text:p>0,6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6">
            <text:p>0,6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7">
            <text:p>0,7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7">
            <text:p>0,7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7">
            <text:p>0,7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7">
            <text:p>0,7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7">
            <text:p>0,7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7">
            <text:p>0,7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8">
            <text:p>0,8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8">
            <text:p>0,8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8">
            <text:p>0,8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8">
            <text:p>0,8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8">
            <text:p>0,8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8">
            <text:p>0,8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9">
            <text:p>0,9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9">
            <text:p>0,9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.9">
            <text:p>0,9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.9">
            <text:p>0,9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.9">
            <text:p>0,9</text:p>
          </table:table-cell>
          <table:table-cell office:value-type="float" office:value="28.75">
            <text:p>28,75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.9">
            <text:p>0,9</text:p>
          </table:table-cell>
          <table:table-cell office:value-type="float" office:value="28.75">
            <text:p>28,75</text:p>
          </table:table-cell>
        </table:table-row>
      </table:table>
      <table:database-ranges>
        <table:database-range table:target-range-address="Tabelle1.A2:Tabelle1.AMJ1048576" table:contains-header="false">
          <table:sort>
            <table:sort-by table:field-number="2" table:order="descending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7:1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07:01.329000000</meta:creation-date>
    <dc:date>2014-02-08T17:16:50</dc:date>
    <meta:editing-duration>PT41S</meta:editing-duration>
    <meta:editing-cycles>2</meta:editing-cycles>
    <meta:generator>OpenOffice/4.0.1$Unix OpenOffice.org_project/401m5$Build-9714</meta:generator>
    <dc:creator>Matthias Volland</dc:creator>
    <meta:document-statistic meta:table-count="1" meta:cell-count="2676" meta:object-count="0"/>
  </office:meta>
</office:document-meta>
</file>